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326in" fo:margin-left="0in" fo:margin-right="0.3924in" table:align="margins"/>
    </style:style>
    <style:style style:name="Table1.A" style:family="table-column">
      <style:table-column-properties style:column-width="0.2646in" style:rel-column-width="381*"/>
    </style:style>
    <style:style style:name="Table1.B" style:family="table-column">
      <style:table-column-properties style:column-width="1.0479in" style:rel-column-width="1509*"/>
    </style:style>
    <style:style style:name="Table1.C" style:family="table-column">
      <style:table-column-properties style:column-width="4.5076in" style:rel-column-width="6491*"/>
    </style:style>
    <style:style style:name="Table1.D" style:family="table-column">
      <style:table-column-properties style:column-width="0.7125in" style:rel-column-width="102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2" style:family="paragraph" style:parent-style-name="Standard" style:list-style-name="L1"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Standard" style:list-style-name="L2"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Standard">
      <style:text-properties fo:font-size="6pt" fo:font-weight="normal" style:font-size-asian="6pt" style:font-weight-asian="normal" style:font-size-complex="6pt" style:font-weight-complex="normal"/>
    </style:style>
    <style:style style:name="P5" style:family="paragraph" style:parent-style-name="Standard" style:list-style-name="L3">
      <style:text-properties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size="6pt" style:font-size-asian="6pt" style:font-size-complex="6pt"/>
    </style:style>
    <style:style style:name="P7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asticidade Preço de Procura</text:p>
      <text:p text:style-name="P4"><draw:frame draw:style-name="fr1" draw:name="Object1" text:anchor-type="as-char" svg:width="1.4661in" svg:height="0.195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1" draw:name="Object2" text:anchor-type="as-char" svg:width="0.9228in" svg:height="0.092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1" draw:name="Object3" text:anchor-type="as-char" svg:width="0.9311in" svg:height="0.092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1" draw:name="Object4" text:anchor-type="as-char" svg:width="0.872in" svg:height="0.092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Produção</text:p>
      <text:p text:style-name="P4"><draw:frame draw:style-name="fr1" draw:name="Object5" text:anchor-type="as-char" svg:width="2.2937in" svg:height="0.0953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Saldo de Rendimento</text:p>
      <text:p text:style-name="P4"><draw:frame draw:style-name="fr2" draw:name="Object6" text:anchor-type="as-char" svg:y="0in" svg:width="3.0244in" svg:height="0.0925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><draw:frame draw:style-name="fr1" draw:name="Object7" text:anchor-type="as-char" svg:width="0.6165in" svg:height="0.092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><draw:frame draw:style-name="fr1" draw:name="Object8" text:anchor-type="as-char" svg:width="0.948in" svg:height="0.0925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><draw:frame draw:style-name="fr1" draw:name="Object9" text:anchor-type="as-char" svg:width="1.002in" svg:height="0.0925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>cf = custos de factores, custo de produção</text:p>
      <text:p text:style-name="P4">pm= preços de mercado, preço de venda</text:p>
      <text:p text:style-name="P4"/>
      <text:p text:style-name="P4"><draw:frame draw:style-name="fr1" draw:name="Object10" text:anchor-type="as-char" svg:width="1.0618in" svg:height="0.1146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"/>
      <text:p text:style-name="P4"><draw:frame draw:style-name="fr1" draw:name="Object11" text:anchor-type="as-char" svg:width="0.9437in" svg:height="0.2201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4"/>
      <text:p text:style-name="P1">Despesa</text:p>
      <text:p text:style-name="P1"><text:span text:style-name="T1">Procura Interna:</text:span></text:p>
      <text:list xml:id="list873958670" text:style-name="L1">
        <text:list-item>
          <text:p text:style-name="P2"><text:span text:style-name="T1">Consumo Privado {C}</text:span></text:p>
        </text:list-item>
        <text:list-item>
          <text:p text:style-name="P2"><text:span text:style-name="T1">Consumo Público {G}</text:span></text:p>
        </text:list-item>
        <text:list-item>
          <text:p text:style-name="P2"><text:span text:style-name="T1">Investimento{I}</text:span></text:p>
        </text:list-item>
      </text:list>
      <text:p text:style-name="P1"><text:span text:style-name="T1">Procura Externa:</text:span></text:p>
      <text:list xml:id="list524735188" text:style-name="L2">
        <text:list-item>
          <text:p text:style-name="P3"><text:span text:style-name="T1">Exportações {Exp}</text:span></text:p>
        </text:list-item>
        <text:list-item>
          <text:p text:style-name="P3"><text:span text:style-name="T1">Importações {Imp}</text:span></text:p>
        </text:list-item>
      </text:list>
      <text:p text:style-name="P1"><text:span text:style-name="T1"/></text:p>
      <text:p text:style-name="P1"><text:span text:style-name="T1"><draw:frame draw:style-name="fr1" draw:name="Object12" text:anchor-type="as-char" svg:width="1.2374in" svg:height="0.1043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">Rendimento</text:p>
      <text:p text:style-name="P1"><text:span text:style-name="T1"><draw:frame draw:style-name="fr1" draw:name="Object13" text:anchor-type="as-char" svg:width="1.0138in" svg:height="0.1043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"><text:span text:style-name="T1">Rendimento Disponível </text:span></text:p>
      <text:p text:style-name="P1"><text:span text:style-name="T1">T= <text:s/>impostos directos(IRS, IRC) e contribuições para segurança social</text:span></text:p>
      <text:p text:style-name="P1"><text:span text:style-name="T1">TR – transferências recebidas do estado (pensões de reforma, abonos de família, etc.)</text:span></text:p>
      <text:p text:style-name="P1"><text:span text:style-name="T1">RE – Remessas de emigrantes, ou transferências líquidas recebidas do exterior</text:span></text:p>
      <text:p text:style-name="P1"><text:span text:style-name="T1"><draw:frame draw:style-name="fr1" draw:name="Object14" text:anchor-type="as-char" svg:width="1.7807in" svg:height="0.1043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">Balança Comercial</text:p>
      <text:p text:style-name="P4"><draw:frame draw:style-name="fr1" draw:name="Object15" text:anchor-type="as-char" svg:width="1.2173in" svg:height="0.0953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">Balança de Transações Correntes</text:p>
      <text:p text:style-name="P4">Rec = Recebimentos</text:p>
      <text:p text:style-name="P4"><draw:frame draw:style-name="fr1" draw:name="Object16" text:anchor-type="as-char" svg:width="0.8425in" svg:height="0.0925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4">Impostos:</text:p>
      <text:p text:style-name="P4">Directos: IRS, IRC</text:p>
      <text:p text:style-name="P4">Indirectos: IVA, IUC, IMT</text:p>
      <text:p text:style-name="P1">Projecto</text:p>
      <text:p text:style-name="P4">- a – tempo optimista estimado para completar a actividade</text:p>
      <text:p text:style-name="P4">- b – tempo que se pensa não ser em qualquer hipótese necessário ultrapassar para <text:s/>completar a actividade (tempo pessimista)</text:p>
      <text:p text:style-name="P4">- m – tempo de duração provável da actividade</text:p>
      <text:p text:style-name="P4"/>
      <text:p text:style-name="P4"><draw:frame draw:style-name="fr1" draw:name="Object17" text:anchor-type="as-char" svg:width="0.6638in" svg:height="0.1957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4"><draw:frame draw:style-name="fr1" draw:name="Object18" text:anchor-type="as-char" svg:width="0.3835in" svg:height="0.1957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4"><draw:frame draw:style-name="fr1" draw:name="Object19" text:anchor-type="as-char" svg:width="0.5043in" svg:height="0.1957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4">Probabilidade: <draw:frame draw:style-name="fr1" draw:name="Object20" text:anchor-type="as-char" svg:width="0.4571in" svg:height="0.195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4">X, tempo pretendido</text:p>
      <text:p text:style-name="P4">M, duração média</text:p>
      <text:p text:style-name="P4">Sigma, variância</text:p>
      <text:p text:style-name="P4">Para Z negativo, <draw:frame draw:style-name="fr1" draw:name="Object21" text:anchor-type="as-char" svg:width="0.6327in" svg:height="0.0953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4"/>
      <text:p text:style-name="P1">Earn Valu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PV</text:p>
          </table:table-cell>
          <table:table-cell table:style-name="Table1.A1" office:value-type="string">
            <text:p text:style-name="P6">Planned Value</text:p>
          </table:table-cell>
          <table:table-cell table:style-name="Table1.A1" office:value-type="string">
            <text:p text:style-name="P6">Qual é o valor estimado do trabalho que está planeado realizar?</text:p>
          </table:table-cell>
          <table:table-cell table:style-name="Table1.D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EV</text:p>
          </table:table-cell>
          <table:table-cell table:style-name="Table1.A2" office:value-type="string">
            <text:p text:style-name="P6">Earned Value</text:p>
          </table:table-cell>
          <table:table-cell table:style-name="Table1.A2" office:value-type="string">
            <text:p text:style-name="P6">Qual é o valor estimado do trabalho que já efectuámos na realidade?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AC</text:p>
          </table:table-cell>
          <table:table-cell table:style-name="Table1.A2" office:value-type="string">
            <text:p text:style-name="P6">Actual Cost</text:p>
          </table:table-cell>
          <table:table-cell table:style-name="Table1.A2" office:value-type="string">
            <text:p text:style-name="P6">Qual é o valor gasto com o trabalho que já efectuámos?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BAC</text:p>
          </table:table-cell>
          <table:table-cell table:style-name="Table1.A2" office:value-type="string">
            <text:p text:style-name="P6">Budget at Completion</text:p>
          </table:table-cell>
          <table:table-cell table:style-name="Table1.A2" office:value-type="string">
            <text:p text:style-name="P6">Qual foi o valor orçamentado para o projecto que teremos de realizar?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CV</text:p>
          </table:table-cell>
          <table:table-cell table:style-name="Table1.A2" office:value-type="string">
            <text:p text:style-name="P6">Cost Variance</text:p>
          </table:table-cell>
          <table:table-cell table:style-name="Table1.A2" office:value-type="string">
            <text:p text:style-name="P6">Se &lt; 0, estamos acima do budget, se &gt; 0 estamos abaixo do budget</text:p>
          </table:table-cell>
          <table:table-cell table:style-name="Table1.D2" office:value-type="string">
            <text:p text:style-name="P6">CV=EV-AC</text:p>
          </table:table-cell>
        </table:table-row>
        <table:table-row>
          <table:table-cell table:style-name="Table1.A2" office:value-type="string">
            <text:p text:style-name="P7">SV</text:p>
          </table:table-cell>
          <table:table-cell table:style-name="Table1.A2" office:value-type="string">
            <text:p text:style-name="P6">Schedule Variance</text:p>
          </table:table-cell>
          <table:table-cell table:style-name="Table1.A2" office:value-type="string">
            <text:p text:style-name="P6">Se &lt; 0, o projecto está atrasado face ao calendário, se &gt; 0 o projecto está adiantado face ao calendário</text:p>
          </table:table-cell>
          <table:table-cell table:style-name="Table1.D2" office:value-type="string">
            <text:p text:style-name="P6">SV= EV -PV </text:p>
          </table:table-cell>
        </table:table-row>
        <table:table-row>
          <table:table-cell table:style-name="Table1.A2" office:value-type="string">
            <text:p text:style-name="P7">CPI</text:p>
          </table:table-cell>
          <table:table-cell table:style-name="Table1.A2" office:value-type="string">
            <text:p text:style-name="P6">Cost Performance Index</text:p>
          </table:table-cell>
          <table:table-cell table:style-name="Table1.A2" office:value-type="string">
            <text:p text:style-name="P6">Por cada Euro gasto, estamos a obter x Euros de resultados. Os fundos utilizados estão ou não a ser bem utilizados.</text:p>
          </table:table-cell>
          <table:table-cell table:style-name="Table1.D2" office:value-type="string">
            <text:p text:style-name="P6">CPI=EV/AC</text:p>
          </table:table-cell>
        </table:table-row>
        <table:table-row>
          <table:table-cell table:style-name="Table1.A2" office:value-type="string">
            <text:p text:style-name="P7">SPI</text:p>
          </table:table-cell>
          <table:table-cell table:style-name="Table1.A2" office:value-type="string">
            <text:p text:style-name="P6">Schedule Performance Index</text:p>
          </table:table-cell>
          <table:table-cell table:style-name="Table1.A2" office:value-type="string">
            <text:p text:style-name="P6">Estamos a progredir a x% da taxa planeada à partida</text:p>
          </table:table-cell>
          <table:table-cell table:style-name="Table1.D2" office:value-type="string">
            <text:p text:style-name="P6">SPI=EV/PV</text:p>
          </table:table-cell>
        </table:table-row>
        <table:table-row>
          <table:table-cell table:style-name="Table1.A2" office:value-type="string">
            <text:p text:style-name="P7">EAC</text:p>
          </table:table-cell>
          <table:table-cell table:style-name="Table1.A2" office:value-type="string">
            <text:p text:style-name="P6">Estimate at Completion</text:p>
          </table:table-cell>
          <table:table-cell table:style-name="Table1.A2" office:value-type="string">
            <text:p text:style-name="P6">Qual a estimativa do custo do projecto na realidade? A partir de agora, quanto estimamos que poderá custar o projecto?</text:p>
          </table:table-cell>
          <table:table-cell table:style-name="Table1.D2" office:value-type="string">
            <text:p text:style-name="P6">EAC=BAC/CPI</text:p>
          </table:table-cell>
        </table:table-row>
        <table:table-row>
          <table:table-cell table:style-name="Table1.A2" office:value-type="string">
            <text:p text:style-name="P7">ETC</text:p>
          </table:table-cell>
          <table:table-cell table:style-name="Table1.A2" office:value-type="string">
            <text:p text:style-name="P6">Estimate to Complete</text:p>
          </table:table-cell>
          <table:table-cell table:style-name="Table1.A2" office:value-type="string">
            <text:p text:style-name="P6">A partir de agora, quanto vai custar mais para finalizar o projecto?</text:p>
          </table:table-cell>
          <table:table-cell table:style-name="Table1.D2" office:value-type="string">
            <text:p text:style-name="P6">ETC=EAC-AC</text:p>
          </table:table-cell>
        </table:table-row>
        <table:table-row>
          <table:table-cell table:style-name="Table1.A2" office:value-type="string">
            <text:p text:style-name="P7">VAC</text:p>
          </table:table-cell>
          <table:table-cell table:style-name="Table1.A2" office:value-type="string">
            <text:p text:style-name="P6">Variance at Completion</text:p>
          </table:table-cell>
          <table:table-cell table:style-name="Table1.A2" office:value-type="string">
            <text:p text:style-name="P6">No fim do projecto, qual será o valor acima ou abaixo do orçamento?</text:p>
          </table:table-cell>
          <table:table-cell table:style-name="Table1.D2" office:value-type="string">
            <text:p text:style-name="P6">VAC=BAC-EAC</text:p>
          </table:table-cell>
        </table:table-row>
      </table:table>
      <text:p text:style-name="P1">C-V-R</text:p>
      <text:list xml:id="list1284157111" text:style-name="L3">
        <text:list-item>
          <text:p text:style-name="P5">Nível de Quantidade [Q] → Quantidades produzidas e Vendidas</text:p>
        </text:list-item>
        <text:list-item>
          <text:p text:style-name="P5">Preço Unitário de Venda [p] → Preço que o mercado está disposto a pagar por cada unidade de OUTPUT (bem/serviço)</text:p>
        </text:list-item>
        <text:list-item>
          <text:p text:style-name="P5">Proveitos Operacionais [V]→ Identificam-se como as Vendas <text:s/>do período</text:p>
        </text:list-item>
        <text:list-item>
          <text:p text:style-name="P5">Custos Operacionais [C] → Tem uma componente fixa (custos fixos totais [Cf]) e outra variáveis totais [Cv]</text:p>
        </text:list-item>
        <text:list-item>
          <text:p text:style-name="P5">Custos variáveis [Cv] → Parcela dos custos operacionais que varia <text:s/>com o nível de actividade</text:p>
        </text:list-item>
        <text:list-item>
          <text:p text:style-name="P5">Custo variável unitário [c] → Custo <text:s/>de cada unidade [Q] produzida</text:p>
        </text:list-item>
        <text:list-item>
          <text:p text:style-name="P5">Margem de Contribuição [MC] → É o excedente financeiro que não foi absorvido pela actividade. É a contribuição de cada produto para a cobertura <text:s/>dos custos fixos</text:p>
        </text:list-item>
        <text:list-item>
          <text:p text:style-name="P5">Margem Unitária de Contribuição [mc] → [mc] = [p] – [c]</text:p>
        </text:list-item>
        <text:list-item>
          <text:p text:style-name="P5">Custos fixos [Cf] → Custos que se mantêm inalteráveis dentro do período em questão</text:p>
        </text:list-item>
        <text:list-item>
          <text:p text:style-name="P5">Resultado [R] → Corresponde ao resultado operacional, também designado [RO]</text:p>
        </text:list-item>
      </text:list>
      <text:p text:style-name="P4"><text:soft-page-break/>Resultado = Vendas – Custos operacionais totais</text:p>
      <text:p text:style-name="P4">R = V – C</text:p>
      <text:p text:style-name="P4">R= p*Q – c*Q + Cf</text:p>
      <text:p text:style-name="P4"/>
      <text:p text:style-name="P4">p*Q <text:s/>= Vendas</text:p>
      <text:p text:style-name="P4">c*Q = Custos Variáveis</text:p>
      <text:p text:style-name="P4">Cf = Custos fixos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10-04-26T14:08:50</meta:creation-date>
    <dc:date>2010-04-26T15:13:41</dc:date>
    <dc:creator>Nuno Cancelo</dc:creator>
    <meta:editing-duration>PT01H04M53S</meta:editing-duration>
    <meta:editing-cycles>13</meta:editing-cycles>
    <meta:generator>OpenOffice.org/3.1$Linux OpenOffice.org_project/310m19$Build-9420</meta:generator>
    <meta:document-statistic meta:table-count="1" meta:image-count="0" meta:object-count="21" meta:page-count="2" meta:paragraph-count="110" meta:word-count="538" meta:character-count="317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ED</math:mi>
      <math:mo math:stretchy="false">=</math:mo>
      <math:mfrac>
        <math:mrow>
          <math:mi math:fontstyle="italic">Variação</math:mi>
          <math:mtext/>
          <math:mi math:fontstyle="italic">na</math:mi>
          <math:mi math:fontstyle="italic">quantidade</math:mi>
          <math:mi math:fontstyle="italic">procurada</math:mi>
        </math:mrow>
        <math:mrow>
          <math:mi math:fontstyle="italic">variação</math:mi>
          <math:mtext/>
          <math:mi math:fontstyle="italic">do</math:mi>
          <math:mi math:fontstyle="italic">preço</math:mi>
        </math:mrow>
      </math:mfrac>
    </math:mrow>
    <math:annotation math:encoding="StarMath 5.0">ED={Variação % na quantidade procurada}over{variação % do preço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IB</math:mi>
        <math:mi math:fontstyle="italic">cf</math:mi>
      </math:msub>
      <math:mo math:stretchy="false">=</math:mo>
      <math:mrow>
        <math:mo math:stretchy="false">∑</math:mo>
        <math:mrow>
          <math:mi math:fontstyle="italic">VAB</math:mi>
          <math:mi math:fontstyle="italic">cada</math:mi>
          <math:mi math:fontstyle="italic">Produto</math:mi>
        </math:mrow>
      </math:mrow>
    </math:mrow>
    <math:annotation math:encoding="StarMath 5.0">PIB_{cf}= SUM{VAB cada Produto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 math:fontstyle="italic">Deflactor</math:mi>
      <math:mi math:fontstyle="italic">do</math:mi>
      <math:mrow>
        <math:mi math:fontstyle="italic">PIB</math:mi>
        <math:mo math:stretchy="false">=</math:mo>
        <math:mfrac>
          <math:msub>
            <math:mi math:fontstyle="italic">PIB</math:mi>
            <math:mi math:fontstyle="italic">pc</math:mi>
          </math:msub>
          <math:msub>
            <math:mi math:fontstyle="italic">PIB</math:mi>
            <math:mi math:fontstyle="italic">pm</math:mi>
          </math:msub>
        </math:mfrac>
      </math:mrow>
    </math:mrow>
    <math:annotation math:encoding="StarMath 5.0">Deflactor do PIB= {PIB_{pc}}over{PIB_{pm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I</math:mi>
        <math:mo math:stretchy="false">=</math:mo>
        <math:mrow>
          <math:mrow>
            <math:mrow>
              <math:mrow>
                <math:mi>C</math:mi>
                <math:mo math:stretchy="false">+</math:mo>
                <math:mi>G</math:mi>
              </math:mrow>
              <math:mo math:stretchy="false">+</math:mo>
              <math:mi>I</math:mi>
            </math:mrow>
            <math:mo math:stretchy="false">+</math:mo>
            <math:mi>exp</math:mi>
          </math:mrow>
          <math:mo math:stretchy="false">−</math:mo>
          <math:mi math:fontstyle="italic">Imp</math:mi>
        </math:mrow>
      </math:mrow>
      <math:mo math:stretchy="false">=</math:mo>
      <math:msub>
        <math:mi math:fontstyle="italic">PIB</math:mi>
        <math:mi math:fontstyle="italic">pm</math:mi>
      </math:msub>
    </math:mrow>
    <math:annotation math:encoding="StarMath 5.0">DI =  C + G + I + Exp- Imp = PIB_{pm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PIL</math:mi>
          <math:mi math:fontstyle="italic">cf</math:mi>
        </math:msub>
        <math:mo math:stretchy="false">=</math:mo>
        <math:mi math:fontstyle="italic">VAB</math:mi>
      </math:mrow>
      <math:mi>–</math:mi>
      <math:mi math:fontstyle="italic">Amortizações</math:mi>
    </math:mrow>
    <math:annotation math:encoding="StarMath 5.0">PIL_{cf}=VAB – Amortizações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Yd</math:mi>
        <math:mo math:stretchy="false">=</math:mo>
        <math:msub>
          <math:mi math:fontstyle="italic">PNL</math:mi>
          <math:mi math:fontstyle="italic">cf</math:mi>
        </math:msub>
      </math:mrow>
      <math:mi>–</math:mi>
      <math:mi math:fontstyle="italic">Lucros</math:mi>
      <math:mi math:fontstyle="italic">Não</math:mi>
      <math:mi math:fontstyle="italic">Distribuídos</math:mi>
      <math:mi>–</math:mi>
      <math:mrow>
        <math:mrow>
          <math:mi>T</math:mi>
          <math:mo math:stretchy="false">+</math:mo>
          <math:mi math:fontstyle="italic">TR</math:mi>
        </math:mrow>
        <math:mo math:stretchy="false">+</math:mo>
        <math:mo math:stretchy="false">ℜ</math:mo>
      </math:mrow>
    </math:mrow>
    <math:annotation math:encoding="StarMath 5.0">Yd = PNL_{cf} – Lucros Não Distribuídos – T + TR + RE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 math:fontstyle="italic">Balança</math:mi>
      <math:mi math:fontstyle="italic">Comercial</math:mi>
      <math:mrow>
        <math:mrow>
          <math:mo math:stretchy="false">(</math:mo>
          <math:mi math:fontstyle="italic">NX</math:mi>
          <math:mo math:stretchy="false">)</math:mo>
        </math:mrow>
        <math:mo math:stretchy="false">=</math:mo>
        <math:mi math:fontstyle="italic">Ex</math:mi>
      </math:mrow>
      <math:mi>–</math:mi>
      <math:mo math:stretchy="false">ℑ</math:mo>
    </math:mrow>
    <math:annotation math:encoding="StarMath 5.0">Balança Comercial (NX) = Ex – Im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BTC</math:mi>
        <math:mo math:stretchy="false">=</math:mo>
        <math:mi>exp</math:mi>
      </math:mrow>
      <math:mi>–</math:mi>
      <math:mrow>
        <math:mi math:fontstyle="italic">Imp</math:mi>
        <math:mo math:stretchy="false">+</math:mo>
        <math:mi math:fontstyle="italic">Rec</math:mi>
      </math:mrow>
    </math:mrow>
    <math:annotation math:encoding="StarMath 5.0">BTC =  Exp – Imp + Rec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 math:fontstyle="italic">Tm</math:mi>
      <math:mo math:stretchy="false">=</math:mo>
      <math:mfrac>
        <math:mrow>
          <math:mrow>
            <math:mi>a</math:mi>
            <math:mo math:stretchy="false">+</math:mo>
            <math:mi>b</math:mi>
          </math:mrow>
          <math:mo math:stretchy="false">+</math:mo>
          <math:mrow>
            <math:mn>4</math:mn>
            <math:mo math:stretchy="false">∗</math:mo>
            <math:mi>m</math:mi>
          </math:mrow>
        </math:mrow>
        <math:mn>6</math:mn>
      </math:mfrac>
    </math:mrow>
    <math:annotation math:encoding="StarMath 5.0">Tm = {a + b + 4*m }over{6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o math:stretchy="false">=</math:mo>
      <math:mfrac>
        <math:mrow>
          <math:mi>b</math:mi>
          <math:mo math:stretchy="false">−</math:mo>
          <math:mi>a</math:mi>
        </math:mrow>
        <math:mn>6</math:mn>
      </math:mfrac>
    </math:mrow>
    <math:annotation math:encoding="StarMath 5.0">%sigma= {b-a}over{6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o math:stretchy="false">σ</math:mo>
          <math:mn>2</math:mn>
        </math:msup>
        <math:mo math:stretchy="false">=</math:mo>
        <math:mrow>
          <math:mo math:stretchy="false">(</math:mo>
          <math:mfrac>
            <math:mrow>
              <math:mi>b</math:mi>
              <math:mo math:stretchy="false">−</math:mo>
              <math:mi>a</math:mi>
            </math:mrow>
            <math:mn>6</math:mn>
          </math:mfrac>
          <math:mo math:stretchy="false">)</math:mo>
        </math:mrow>
      </math:mrow>
      <math:mn>²</math:mn>
    </math:mrow>
    <math:annotation math:encoding="StarMath 5.0">{%sigma}^2 =  ({b-a}over{6})²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ED</math:mi>
        <math:mo math:stretchy="false">&gt;</math:mo>
        <math:mn>1</math:mn>
      </math:mrow>
      <math:mi>,</math:mi>
      <math:mi math:fontstyle="italic">Procura</math:mi>
      <math:mi math:fontstyle="italic">Elástica</math:mi>
    </math:mrow>
    <math:annotation math:encoding="StarMath 5.0">ED &gt; 1 , Procura Elástica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Z</math:mi>
      <math:mo math:stretchy="false">=</math:mo>
      <math:mfrac>
        <math:mrow>
          <math:mi>X</math:mi>
          <math:mo math:stretchy="false">−</math:mo>
          <math:mi>M</math:mi>
        </math:mrow>
        <math:mo math:stretchy="false">σ</math:mo>
      </math:mfrac>
    </math:mrow>
    <math:annotation math:encoding="StarMath 5.0">Z = {X - M}over{%sigma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Z</math:mi>
          <math:mo math:stretchy="false">)</math:mo>
        </math:mrow>
        <math:mo math:stretchy="false">=</math:mo>
        <math:mn>1</math:mn>
      </math:mrow>
      <math:mi>–</math:mi>
      <math:mi>P</math:mi>
      <math:mrow>
        <math:mo math:stretchy="false">(</math:mo>
        <math:mi>Z</math:mi>
        <math:mo math:stretchy="false">)</math:mo>
      </math:mrow>
    </math:mrow>
    <math:annotation math:encoding="StarMath 5.0">P(Z) = 1 – P(Z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ED</math:mi>
        <math:mo math:stretchy="false">=</math:mo>
        <math:mn>1</math:mn>
      </math:mrow>
      <math:mi>,</math:mi>
      <math:mi math:fontstyle="italic">Procura</math:mi>
      <math:mi math:fontstyle="italic">Unitária</math:mi>
    </math:mrow>
    <math:annotation math:encoding="StarMath 5.0">ED = 1 , Procura Unitári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ED</math:mi>
        <math:mo math:stretchy="false">&lt;</math:mo>
        <math:mn>1</math:mn>
      </math:mrow>
      <math:mi>,</math:mi>
      <math:mi math:fontstyle="italic">Procura</math:mi>
      <math:mi math:fontstyle="italic">Rigida</math:mi>
    </math:mrow>
    <math:annotation math:encoding="StarMath 5.0">ED &lt; 1 , Procura Rigida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PIB</math:mi>
          <math:mo math:stretchy="false">=</math:mo>
          <math:mi math:fontstyle="italic">VAB</math:mi>
        </math:mrow>
        <math:mo math:stretchy="false">=</math:mo>
        <math:mi math:fontstyle="italic">Lucros</math:mi>
      </math:mrow>
      <math:mi>–</math:mi>
      <math:mi math:fontstyle="italic">Custos</math:mi>
      <math:mi math:fontstyle="italic">Intermédios</math:mi>
      <math:mrow>
        <math:mo math:stretchy="false">(</math:mo>
        <math:mrow>
          <math:mi math:fontstyle="italic">custo</math:mi>
          <math:mi math:fontstyle="italic">da</math:mi>
          <math:mi math:fontstyle="italic">matéria</math:mi>
          <math:mi math:fontstyle="italic">prima</math:mi>
        </math:mrow>
        <math:mo math:stretchy="false">)</math:mo>
      </math:mrow>
    </math:mrow>
    <math:annotation math:encoding="StarMath 5.0">PIB = VAB = Lucros – Custos Intermédios (custo da matéria prima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SR</math:mi>
        <math:mo math:stretchy="false">=</math:mo>
        <math:mi math:fontstyle="italic">Rend.</math:mi>
      </math:mrow>
      <math:mi math:fontstyle="italic">Transf.</math:mi>
      <math:mi math:fontstyle="italic">para</math:mi>
      <math:mi>o</math:mi>
      <math:mi math:fontstyle="italic">País</math:mi>
      <math:mi math:fontstyle="italic">de</math:mi>
      <math:mi math:fontstyle="italic">factores</math:mi>
      <math:mi math:fontstyle="italic">de</math:mi>
      <math:mi math:fontstyle="italic">produção</math:mi>
      <math:mi>–</math:mi>
      <math:mi math:fontstyle="italic">Rend.</math:mi>
      <math:mi math:fontstyle="italic">Transf.</math:mi>
      <math:mi math:fontstyle="italic">para</math:mi>
      <math:mi math:fontstyle="italic">fora</math:mi>
      <math:mi math:fontstyle="italic">do</math:mi>
      <math:mi math:fontstyle="italic">País</math:mi>
    </math:mrow>
    <math:annotation math:encoding="StarMath 5.0">SR = Rend. Transf. para o País de factores de produção – Rend. Transf. para fora do País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italic">PNB</math:mi>
      <math:mo math:stretchy="false">=</math:mo>
      <math:mrow>
        <math:mi math:fontstyle="italic">PIB</math:mi>
        <math:mo math:stretchy="false">+</math:mo>
        <math:mi math:fontstyle="italic">SR</math:mi>
      </math:mrow>
    </math:mrow>
    <math:annotation math:encoding="StarMath 5.0">PNB = PIB + SR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PIL</math:mi>
      <math:mo math:stretchy="false">=</math:mo>
      <math:mrow>
        <math:mi math:fontstyle="italic">PIB</math:mi>
        <math:mo math:stretchy="false">−</math:mo>
        <math:mi math:fontstyle="italic">Amortizações</math:mi>
      </math:mrow>
    </math:mrow>
    <math:annotation math:encoding="StarMath 5.0">PIL = PIB -  Amortizações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PNL</math:mi>
        <math:mo math:stretchy="false">=</math:mo>
        <math:mi math:fontstyle="italic">PNB</math:mi>
      </math:mrow>
      <math:mi>–</math:mi>
      <math:mi math:fontstyle="italic">Amortizações</math:mi>
    </math:mrow>
    <math:annotation math:encoding="StarMath 5.0">PNL = PNB – Amortizações</math:annotation>
  </math:semantics>
</math:math>
</file>